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paragraph-rsid="001d8886"/>
    </style:style>
    <style:style style:name="P2" style:family="paragraph" style:parent-style-name="Heading_20_3">
      <style:paragraph-properties fo:margin-top="0cm" fo:margin-bottom="0cm" loext:contextual-spacing="false"/>
      <style:text-properties officeooo:paragraph-rsid="001d8886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18.891cm" svg:height="1.588cm" draw:z-index="0">
        <draw:floating-frame draw:frame-name="aswift_3"/>
      </draw:frame>
      <text:h text:style-name="Heading_20_3" text:outline-level="3">IP Articles</text:h>
      <text:p text:style-name="P1"><text:s/><text:a xlink:type="simple" xlink:href="https://www.iplocation.net/ip-address" text:style-name="Internet_20_link" text:visited-style-name="Visited_20_Internet_20_Link">What is an IP Address?</text:a><text:line-break/> <text:a xlink:type="simple" xlink:href="https://www.iplocation.net/ipv6-address" text:style-name="Internet_20_link" text:visited-style-name="Visited_20_Internet_20_Link">What is an IPv6 Address?</text:a><text:line-break/> <text:a xlink:type="simple" xlink:href="https://www.iplocation.net/subnet-mask" text:style-name="Internet_20_link" text:visited-style-name="Visited_20_Internet_20_Link">What is a Subnet Mask?</text:a><text:line-break/> <text:a xlink:type="simple" xlink:href="https://www.iplocation.net/mac-address" text:style-name="Internet_20_link" text:visited-style-name="Visited_20_Internet_20_Link">What is a MAC address?</text:a></text:p>
      <text:p text:style-name="P1"><text:s/><text:a xlink:type="simple" xlink:href="https://www.iplocation.net/ethernet" text:style-name="Internet_20_link" text:visited-style-name="Visited_20_Internet_20_Link">What is an Ethernet?</text:a></text:p>
      <text:p text:style-name="P1"><text:s/><text:a xlink:type="simple" xlink:href="https://www.iplocation.net/tcp-ip" text:style-name="Internet_20_link" text:visited-style-name="Visited_20_Internet_20_Link">What is a TCP/IP?</text:a></text:p>
      <text:p text:style-name="P1"><text:s/><text:a xlink:type="simple" xlink:href="https://www.iplocation.net/dhcp" text:style-name="Internet_20_link" text:visited-style-name="Visited_20_Internet_20_Link">What is a DHCP?</text:a></text:p>
      <text:p text:style-name="P1"><text:s/><text:a xlink:type="simple" xlink:href="https://www.iplocation.net/ipconfig" text:style-name="Internet_20_link" text:visited-style-name="Visited_20_Internet_20_Link">What is Ipconfig utility?</text:a><text:line-break/> <text:a xlink:type="simple" xlink:href="https://www.iplocation.net/ip-spoofing" text:style-name="Internet_20_link" text:visited-style-name="Visited_20_Internet_20_Link">What is IP Spoofing?</text:a><text:line-break/> <text:a xlink:type="simple" xlink:href="https://www.iplocation.net/public-vs-private-ip-address" text:style-name="Internet_20_link" text:visited-style-name="Visited_20_Internet_20_Link">What is public and private IP addresses?</text:a><text:line-break/> <text:a xlink:type="simple" xlink:href="https://www.iplocation.net/static-vs-dynamic-ip-address" text:style-name="Internet_20_link" text:visited-style-name="Visited_20_Internet_20_Link">What is static and dynamic IP addresses?</text:a><text:line-break/> <text:a xlink:type="simple" xlink:href="https://www.iplocation.net/ip-address-hacked" text:style-name="Internet_20_link" text:visited-style-name="Visited_20_Internet_20_Link">My IP address is hacked. What do I do?</text:a></text:p>
      <text:p text:style-name="P1"/>
      <text:p text:style-name="P1"/>
      <text:h text:style-name="P2" text:outline-level="3"><text:bookmark text:name="aswift_3_expand"/><text:bookmark text:name="aswift_3_anchor"/>VPN &amp; Proxy Articles</text:h>
      <text:p text:style-name="P1"><text:s/><text:a xlink:type="simple" xlink:href="https://www.iplocation.net/vpn" text:style-name="Internet_20_link" text:visited-style-name="Visited_20_Internet_20_Link">What is a VPN?</text:a></text:p>
      <text:p text:style-name="P1"><text:s/><text:a xlink:type="simple" xlink:href="https://www.iplocation.net/proxy-server" text:style-name="Internet_20_link" text:visited-style-name="Visited_20_Internet_20_Link">What is a Proxy Server?</text:a><text:line-break/> <text:a xlink:type="simple" xlink:href="https://www.iplocation.net/tor" text:style-name="Internet_20_link" text:visited-style-name="Visited_20_Internet_20_Link">What is Tor?</text:a><text:line-break/> <text:a xlink:type="simple" xlink:href="https://www.iplocation.net/internet-censorship" text:style-name="Internet_20_link" text:visited-style-name="Visited_20_Internet_20_Link">What is Internet Censorship?</text:a><text:line-break/> <text:a xlink:type="simple" xlink:href="https://www.iplocation.net/personal-vpn" text:style-name="Internet_20_link" text:visited-style-name="Visited_20_Internet_20_Link">What is a Personal VPN?</text:a><text:line-break/> <text:a xlink:type="simple" xlink:href="https://www.iplocation.net/what-is-difference-between-proxies-and-vpn" text:style-name="Internet_20_link" text:visited-style-name="Visited_20_Internet_20_Link">What is difference between Proxy &amp; VPN?</text:a><text:line-break/> <text:a xlink:type="simple" xlink:href="https://www.iplocation.net/dns-leak" text:style-name="Internet_20_link" text:visited-style-name="Visited_20_Internet_20_Link">How to detect and prevent DNS Leak?</text:a><text:line-break/> <text:a xlink:type="simple" xlink:href="https://www.iplocation.net/unblock-websites" text:style-name="Internet_20_link" text:visited-style-name="Visited_20_Internet_20_Link">How to unblock blocked websites?</text:a><text:line-break/> <text:a xlink:type="simple" xlink:href="https://www.iplocation.net/smart-dns-proxy-server" text:style-name="Internet_20_link" text:visited-style-name="Visited_20_Internet_20_Link">What is a Smart DNS Proxy Server?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55:23.649933164</meta:creation-date>
    <dc:date>2017-03-06T12:59:25.043803682</dc:date>
    <meta:editing-duration>PT4M1S</meta:editing-duration>
    <meta:editing-cycles>1</meta:editing-cycles>
    <meta:document-statistic meta:table-count="0" meta:image-count="0" meta:object-count="1" meta:page-count="1" meta:paragraph-count="9" meta:word-count="116" meta:character-count="610" meta:non-whitespace-character-count="482"/>
    <meta:generator>LibreOffice/5.1.6.2$Linux_X86_64 LibreOffice_project/10m0$Build-2</meta:generator>
  </office:meta>
</office:document-meta>
</file>